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4.3957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7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ff66"/>
    </style:style>
    <style:style style:name="ce7" style:family="table-cell" style:parent-style-name="Default" style:data-style-name="N104">
      <style:table-cell-properties fo:background-color="#00ae00"/>
    </style:style>
    <style:style style:name="ce8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9" style:family="table-cell" style:parent-style-name="Default" style:data-style-name="N104">
      <style:table-cell-properties fo:background-color="#cccccc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style:font-name-asian="WenQuanYi Micro Hei" style:font-name-complex="FreeSans"/>
    </style:style>
  </office:automatic-styles>
  <office:body>
    <office:spreadsheet>
      <table:table table:name="wei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in g</text:p>
          </table:table-cell>
        </table:table-row>
        <table:table-row table:style-name="ro2">
          <table:table-cell office:value-type="string">
            <text:p>One module</text:p>
          </table:table-cell>
          <table:table-cell office:value-type="float" office:value="207">
            <text:p>207</text:p>
          </table:table-cell>
        </table:table-row>
        <table:table-row table:style-name="ro3">
          <table:table-cell office:value-type="string">
            <text:p>30 pcs.</text:p>
          </table:table-cell>
          <table:table-cell table:formula="of:=[.B2]*30" office:value-type="float" office:value="6210">
            <text:p>6210</text:p>
          </table:table-cell>
        </table:table-row>
        <table:table-row table:style-name="ro2">
          <table:table-cell office:value-type="string">
            <text:p>Power supply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Plastic Suppl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3:.B5])" office:value-type="float" office:value="6535">
            <text:p>6535</text:p>
          </table:table-cell>
        </table:table-row>
      </table:table>
      <table:table table:name="cos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>
            <text:p>Part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>
            <text:p>Exported from diskohedron4w_revb.sch at 6/4/14 8:38 AM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3">
          <table:table-cell table:style-name="ce1" office:value-type="string">
            <text:p>1D <text:s text:c="3"/></text:p>
          </table:table-cell>
          <table:table-cell table:number-columns-repeated="2" table:style-name="ce1" office:value-type="string">
            <text:p>DS90LV011A <text:s text:c="9"/></text:p>
          </table:table-cell>
          <table:table-cell table:style-name="ce6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office:value-type="string">
            <text:p>926-DS90LV011AHMFNPB</text:p>
          </table:table-cell>
          <table:table-cell table:style-name="ce1" office:value-type="string">
            <text:p>DS90LV0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SN65LVDS047D <text:s text:c="7"/></text:p>
          </table:table-cell>
          <table:table-cell table:style-name="ce1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office:value-type="string">
            <text:p>595-SN65LVDS047D </text:p>
          </table:table-cell>
          <table:table-cell table:style-name="ce1" office:value-type="string">
            <text:p>SN65LVDS047D</text:p>
          </table:table-cell>
          <table:table-cell table:number-columns-repeated="4"/>
        </table:table-row>
        <table:table-row table:style-name="ro3">
          <table:table-cell table:style-name="ce1" office:value-type="string">
            <text:p>4R <text:s text:c="3"/></text:p>
          </table:table-cell>
          <table:table-cell table:number-columns-repeated="2" table:style-name="ce1" office:value-type="string">
            <text:p>SN65LVDST32 <text:s text:c="8"/></text:p>
          </table:table-cell>
          <table:table-cell table:style-name="ce6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office:value-type="string">
            <text:p>595-SN75LVDS31D</text:p>
          </table:table-cell>
          <table:table-cell table:style-name="ce1" office:value-type="string">
            <text:p>SN75LVDS31D</text:p>
          </table:table-cell>
          <table:table-cell table:number-columns-repeated="4"/>
        </table:table-row>
        <table:table-row table:style-name="ro3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7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7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8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7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7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7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3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7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7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table:number-columns-repeated="2"/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7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7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7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7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7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7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7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7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7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0"/>
          <table:table-cell table:number-columns-repeated="3"/>
        </table:table-row>
        <table:table-row table:style-name="ro3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7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9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Acryl-glass Laser-cut</text:p>
          </table:table-cell>
          <table:table-cell/>
          <table:table-cell office:value-type="currency" office:currency="USD" office:value="3">
            <text:p>$3.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CB manufacturing</text:p>
          </table:table-cell>
          <table:table-cell/>
          <table:table-cell table:formula="of:=125.85/30" office:value-type="currency" office:currency="USD" office:value="4.195">
            <text:p>$4.2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otal par piece</text:p>
          </table:table-cell>
          <table:table-cell table:formula="of:=SUM([.D7:.D32])" office:value-type="currency" office:currency="USD" office:value="21.8512">
            <text:p>$21.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30 pieces</text:p>
          </table:table-cell>
          <table:table-cell table:formula="of:=[.D35]*30" office:value-type="currency" office:currency="USD" office:value="655.536">
            <text:p>$655.54</text:p>
          </table:table-cell>
          <table:table-cell table:style-name="ce10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ce4" office:value-type="string">
            <text:p><text:span text:style-name="T1">Diskohedron in total</text:span></text:p>
          </table:table-cell>
          <table:table-cell table:formula="of:=SUM([.D35:.D41])" office:value-type="currency" office:currency="USD" office:value="820.7772">
            <text:p>$820.78</text:p>
          </table:table-cell>
          <table:table-cell table:number-columns-repeated="8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4T23:27:31</dc:date>
    <meta:generator>LibreOffice/4.0.3.3$Linux_X86_64 LibreOffice_project/400m0$Build-3</meta:generator>
    <meta:editing-duration>PT5H56M24S</meta:editing-duration>
    <meta:editing-cycles>2</meta:editing-cycles>
    <meta:document-statistic meta:table-count="2" meta:cell-count="209" meta:object-count="0"/>
  </office:meta>
</office:document-meta>
</file>